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33399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g>
              <draw:path draw:style-name="gr1" draw:layer="layout" svg:width="8.785cm" svg:height="26.334cm" svg:x="5.566cm" svg:y="0.381cm" svg:viewBox="0 0 8786 26335" svg:d="m4830 25078-7 58-4 59v55l4 58 7 55 9 54 11 52 13 54 16 51 18 51 22 53 26 47 25 46 26 49 29 44 33 42 33 45 36 40 40 37 40 36 41 37 43 33 44 29 48 29 47 26 51 21 48 22 55 22 54 15 55 14 55 11 58 11v0h243l58-11 55-11 55-14 54-15 51-22 52-22 47-21 51-26 44-29 49-29 42-33 42-37 40-36 36-37 37-40 33-45 33-42 29-44 29-49 26-46 21-47 22-53 19-51 18-51 11-54 11-52 11-54 3-55 4-58v-55l-4-59-3-58v0 0-17275l-4-26v-25l4-26 7-25 7-22 11-22 11-22 15-18 14-18 19-20 18-13 22-15 22-11 22-7 25-7 26-4 25 4 22 7 26 7 22 11 18 15 22 13 16 20 17 18 16 18 9 22 11 22 9 22 2 25 4 26v25 26 0 0 7018l-4 36-2 40v37l2 40 4 37 5 36 6 38 12 35 11 38 11 31 13 33 20 33 13 34 20 33 22 29 20 29 23 29 26 26 25 25 26 26 29 22 29 22 30 22 33 18 32 18 33 18 33 15 37 11 36 11 37 11 36 7 40 7 37-7 40-7 37-11 36-11 33-11 38-15 31-18 33-18 31-18 31-22 31-22 25-22 29-26 26-25 22-26 26-29 21-29 19-29 18-33 18-34 15-33 14-33 15-31 11-38 7-35 8-38 7-36 5-37v-40-37-40l-5-36v0 0-8336l5-37v-40-36-40l-5-37-7-36-8-37-7-36-11-37-15-34-14-33-15-31-18-33-18-34-19-28-21-29-26-31-22-25-26-26-29-25-25-22-31-22-31-22-31-18-33-18-31-15-38-15-33-14-36-11-37-11-40-7-37-4v0h-7458l-41 4-36 7-38 11-35 11-38 14-33 15-31 15-34 18-33 18-29 22-30 22-29 22-25 25-26 26-26 25-22 31-21 29-22 28-19 34-14 33-18 31-15 33-11 34-11 37-11 36-7 37-4 36-4 37v116l4 37v0 8336l-4 36v117l4 37 4 36 7 38 11 35 11 38 11 31 15 33 18 33 14 34 19 33 22 29 21 29 22 29 26 26 26 25 25 26 29 22 30 22 29 22 33 18 34 18 31 18 33 15 38 11 35 11 38 11 36 7 41 7 36-7 40-7 37-11 36-11 33-11 37-15 33-18 32-18 30-18 33-22 29-22 25-22 30-26 25-25 22-26 26-29 21-29 19-29 18-33 18-34 15-33 14-33 15-31 11-38 7-35 9-38 6-36 5-37v-40-37-40l-5-36v0-7018l-4-26v-25l4-26 7-25 9-22 11-22 9-22 15-18 16-18 18-20 17-13 23-15 22-11 22-7 26-7 25-4 26 4 22 7 25 7 22 11 18 15 22 13 15 20 18 18 15 18 11 22 11 22 7 22 4 25 3 26v25 26 0 17264l-7 59-4 54v59l4 54 7 55 8 55 11 55 14 54 15 51 18 51 22 53 25 46 26 47 26 49 29 44 33 42 33 42 36 40 40 40 40 36 42 33 42 33 44 29 49 29 47 26 51 25 48 22 55 19 54 18 55 14 55 11 58 8v0h243v0l57-8 56-11 55-14 53-18 51-19 53-22 47-25 51-26 44-29 48-29 43-33 41-33 40-36 36-40 37-40 33-42 32-42 30-44 29-49 25-47 22-46 22-53 20-51 17-51 11-54 12-55 11-55 2-55 4-54v-59l-4-54-2-59v0 0-9110l-5-26v-25-26-26l5-25 2-26 4-22 7-25 9-22 7-25 11-22 11-22 11-22 11-18 13-22 16-19 29-36 37-37 18-14 18-15 22-14 22-11 22-11 22-11 22-11 22-7 25-8 26-7 25-5 26-2 26 2 25 5 22 7 26 8 25 7 22 11 22 11 22 11 22 11 18 14 18 15 22 14 33 37 33 36 15 19 12 22 13 18 11 22 11 22 7 22 11 25 9 22 2 25 9 22 2 26v25l4 26v26l-4 25v26 0 9121 0zm-2387-22570v-131l8-129 14-124 15-124 22-120 25-121 33-113 33-116 40-110 44-109 47-103 52-102 51-98 58-95 62-91 66-89 67-80 73-80 73-73 77-73 76-62 84-62 84-55 84-51 88-44 91-40 95-33 93-29 98-22 95-15 99-11 102-3 99 3 98 11 99 15 95 22 96 29 91 33 91 40 88 44 88 51 84 55 80 62 80 62 77 73 73 73 71 80 69 80 62 89 62 91 59 95 54 98 52 102 47 103 40 109 40 110 37 116 29 113 26 121 22 120 18 124 11 124 7 129 4 131v0l-4 128-7 128-11 124-18 124-22 120-26 121-29 116-37 115-40 109-40 110-47 105-52 99-54 98-59 95-62 91-62 88-69 84-71 77-73 76-77 71-80 64-80 60-84 53-88 51-88 45-91 40-91 33-96 29-95 22-99 15-98 11-99 3-102-3-99-11-95-15-98-22-93-29-95-33-91-40-88-45-84-51-84-53-84-60-76-64-77-71-73-76-73-77-67-84-66-88-62-91-58-95-51-98-52-99-47-105-44-110-40-109-33-115-33-116-25-121-22-120-15-124-14-124-8-128v-128 0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clark kent</meta:initial-creator>
    <meta:creation-date>2006-04-13T17:12:29</meta:creation-date>
    <dc:creator>Mishkin Berteig</dc:creator>
    <dc:date>2006-07-03T19:53:03</dc:date>
    <dc:language>en-US</dc:language>
    <meta:editing-cycles>3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